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0332" officeooo:paragraph-rsid="000b0332"/>
    </style:style>
    <style:style style:name="P2" style:family="paragraph" style:parent-style-name="Standard">
      <style:text-properties fo:font-size="14pt" officeooo:rsid="000b0332" officeooo:paragraph-rsid="000b0332" style:font-size-asian="14pt" style:font-size-complex="14pt"/>
    </style:style>
    <style:style style:name="P3" style:family="paragraph" style:parent-style-name="Standard">
      <style:text-properties fo:font-size="12pt" officeooo:rsid="000b0332" officeooo:paragraph-rsid="000b0332" style:font-size-asian="10.5pt" style:font-size-complex="12pt"/>
    </style:style>
    <style:style style:name="P4" style:family="paragraph" style:parent-style-name="Standard">
      <style:text-properties fo:font-size="12pt" officeooo:rsid="000bfb53" officeooo:paragraph-rsid="000bfb53" style:font-size-asian="10.5pt" style:font-size-complex="12pt"/>
    </style:style>
    <style:style style:name="P5" style:family="paragraph" style:parent-style-name="Standard">
      <style:text-properties fo:font-size="16pt" style:text-underline-style="solid" style:text-underline-width="auto" style:text-underline-color="font-color" officeooo:rsid="000b0332" officeooo:paragraph-rsid="000b0332" style:font-size-asian="16pt" style:font-size-complex="16pt"/>
    </style:style>
    <style:style style:name="P6" style:family="paragraph" style:parent-style-name="Standard">
      <style:text-properties officeooo:paragraph-rsid="000b0332"/>
    </style:style>
    <style:style style:name="P7" style:family="paragraph" style:parent-style-name="Standard">
      <style:text-properties officeooo:rsid="000ff604" officeooo:paragraph-rsid="000ff604"/>
    </style:style>
    <style:style style:name="P8" style:family="paragraph" style:parent-style-name="Standard">
      <style:text-properties officeooo:paragraph-rsid="000ff604"/>
    </style:style>
    <style:style style:name="T1" style:family="text">
      <style:text-properties officeooo:rsid="000e14c7"/>
    </style:style>
    <style:style style:name="T2" style:family="text">
      <style:text-properties fo:font-size="14pt" style:font-size-asian="14pt" style:font-size-complex="14pt"/>
    </style:style>
    <style:style style:name="T3" style:family="text">
      <style:text-properties fo:font-size="14pt" officeooo:rsid="000b0332" style:font-size-asian="14pt" style:font-size-complex="14pt"/>
    </style:style>
    <style:style style:name="T4" style:family="text">
      <style:text-properties fo:font-size="14pt" officeooo:rsid="000e4664" style:font-size-asian="14pt" style:font-size-complex="14pt"/>
    </style:style>
    <style:style style:name="T5" style:family="text">
      <style:text-properties fo:font-size="14pt" officeooo:rsid="000ff604"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mple Regression is Garbage for TimeSeries Data</text:p>
      <text:p text:style-name="P1"/>
      <text:p text:style-name="P2"><text:tab/>What is timeseries data?</text:p>
      <text:p text:style-name="P1"/>
      <text:p text:style-name="P1">Any data that follows temporally from time 0 to time n can be considered timeseries data. <text:s/>All the rows should each represent a different observation, and the columns should each be a distinct feature. <text:s/>This can include onehot-encoded data or factors, and it may also be possible that missing data is a predictive feature.</text:p>
      <text:p text:style-name="P1"/>
      <text:p text:style-name="P2"><text:tab/>What does a linear model represent?</text:p>
      <text:p text:style-name="P2"/>
      <text:p text:style-name="P3">A linear model is essentially a line of best fit. <text:s/>A generalized linear model does not necessarily have to be a straight line, but it will pass through the data in such a way that it minimizes the difference between the floor truth and the fit.</text:p>
      <text:p text:style-name="P3"/>
      <text:p text:style-name="P3">Of course, in a more general sense, this model approximates the mechanism that generated the data. <text:s/>There will always be error, and the variance in this error is unlikely to be uniformly distributed.</text:p>
      <text:p text:style-name="P3"/>
      <text:p text:style-name="P2"><text:tab/>Why can your model not accurately represent reality?</text:p>
      <text:p text:style-name="P2"/>
      <text:p text:style-name="P4">The main hurdle with timeseries data is simply that the observations are not <text:span text:style-name="T1">in</text:span>dependent. <text:s/>Each time information is generated in reality, that moment, as well as the process of outwardly showing the information, will influence the real mechanism producing the information. <text:s/>This may have compounding or diminishing or random effects.</text:p>
      <text:p text:style-name="P4"/>
      <text:p text:style-name="P4">There may be seasonal, cyclical elements, or simply real events that singularly change how the values are generated. <text:s/>These events can happen seemingly randomly, caused by an external factor that has nothing to do with your input data.</text:p>
      <text:p text:style-name="P4"/>
      <text:p text:style-name="P6"><text:span text:style-name="T3"><text:tab/></text:span><text:span text:style-name="T4">Stationary Data</text:span></text:p>
      <text:p text:style-name="P6"><text:span text:style-name="T4"/></text:p>
      <text:p text:style-name="P7"><text:span text:style-name="T4">I</text:span><text:span text:style-name="T2">f your timeseries data does not contain these seasonal or trend elements, that is, if the mean and variance are relatively uniform over the entire dataset, we can say that it is stationary. <text:s/>One great way of knowing whether or not your data is stationary is to chart it and take a look with your eyes. <text:s/>Another way might be to employ a statistical test like the Augmented Dickey-Fuller Test. <text:s/>This algorithm tests the correlation between a target value and time-lagged input terms.</text:span></text:p>
      <text:p text:style-name="P7"><text:span text:style-name="T2"/></text:p>
      <text:p text:style-name="P8"><text:span text:style-name="T5">If you can be certain about the stationary nature of your data, there is a much better chance that generalized linear models or ARIMA models may help your predictions, however there are other ways. <text:s/>Another great strategy is to try to model the differences among values at different time values instead of the values themselv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17:00:58.237010085</meta:creation-date>
    <dc:date>2022-04-26T11:31:12.847521069</dc:date>
    <meta:editing-duration>PT51M13S</meta:editing-duration>
    <meta:editing-cycles>6</meta:editing-cycles>
    <meta:generator>LibreOffice/6.4.7.2$Linux_X86_64 LibreOffice_project/40$Build-2</meta:generator>
    <meta:document-statistic meta:table-count="0" meta:image-count="0" meta:object-count="0" meta:page-count="1" meta:paragraph-count="12" meta:word-count="386" meta:character-count="2321" meta:non-whitespace-character-count="1932"/>
  </office:meta>
</office:document-meta>
</file>